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7.254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44.876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28.796cm" svg:height="208.99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ٹکڑے نہیں چادر میں، فروا تیرا بیٹا ہے</text:span><text:span text:style-name="T1"><text:line-break/></text:span><text:span text:style-name="T1">مقتل میں اِسے میں نے، چن چن کے اُٹھایا ہے</text:span></text:p>
              </table:table-cell>
              <table:table-cell/>
              <table:table-cell>
                <text:p text:style-name="P2"><text:span text:style-name="T2">Tukre nahin chadar mein, farwa tera beta hai</text:span><text:span text:style-name="T2"><text:line-break/></text:span><text:span text:style-name="T2">Maqtal me issey maine, chun chun ke uthay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رخ کر کے بقیہ کا، شہ کہتے رہے بھائی</text:span><text:span text:style-name="T3"><text:line-break/></text:span><text:span text:style-name="T3">بیٹے کی تیرے میت پوری نہیں مل پائی</text:span><text:span text:style-name="T3"><text:line-break/></text:span><text:span text:style-name="T3">ڈھونڈا تو بہت میں نے</text:span><text:span text:style-name="T3"><text:line-break/></text:span><text:span text:style-name="T3">پر مل نہیں پایا ہے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Rukh kar key baqayya ka, sheh kehtey rahe bhai</text:span><text:span text:style-name="T2"><text:line-break/></text:span><text:span text:style-name="T2">Betay ki tere mayyat, puri nahi mil payi</text:span><text:span text:style-name="T2"><text:line-break/></text:span><text:span text:style-name="T2">Dhunda to bohot mein ne</text:span><text:span text:style-name="T2"><text:line-break/></text:span><text:span text:style-name="T2">Par mil nahi pa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ٹکڑوں میں بدن ہو کر، میدان میں پھیلا ہے</text:span><text:span text:style-name="T3"><text:line-break/></text:span><text:span text:style-name="T3">تاریخ میں دنیا کی، یہ پہلا جنازہ ہے</text:span><text:span text:style-name="T3"><text:line-break/></text:span><text:span text:style-name="T3">نہ پوچھ یہ گٹھری میں</text:span><text:span text:style-name="T3"><text:line-break/></text:span><text:span text:style-name="T3">کس طرح سمایا ہے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Tukron mein badan hoker, maidan me phela hai</text:span><text:span text:style-name="T2"><text:line-break/></text:span><text:span text:style-name="T2">Tareekh mein dunya ki, ye pehla janaza hai</text:span><text:span text:style-name="T2"><text:line-break/></text:span><text:span text:style-name="T2">Naa pooch ye gathri mein</text:span><text:span text:style-name="T2"><text:line-break/></text:span><text:span text:style-name="T2">Kis terha samaa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ہاتھوں کو کبھی سر کو، سینے کو اٹھاتا تھا</text:span><text:span text:style-name="T3"><text:line-break/></text:span><text:span text:style-name="T3">اور باقی جنازے کو، میں ڈھونڈتا جاتا تھا</text:span><text:span text:style-name="T3"><text:line-break/></text:span><text:span text:style-name="T3">اِس نے مجھے غربت کا</text:span><text:span text:style-name="T3"><text:line-break/></text:span><text:span text:style-name="T3">احساس دلایا ہے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Haathon ko kabhi ser ko, seenay ko uthata tha</text:span><text:span text:style-name="T2"><text:line-break/></text:span><text:span text:style-name="T2">Aur baqi janazay ko, mein dhundhta jaata tha</text:span><text:span text:style-name="T2"><text:line-break/></text:span><text:span text:style-name="T2">Isnay mujhey ghurbat ka</text:span><text:span text:style-name="T2"><text:line-break/></text:span><text:span text:style-name="T2">Ehsaas dila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قاسم میں تیری ماں کو، کس طرح سے بتلاؤں</text:span><text:span text:style-name="T3"><text:line-break/></text:span><text:span text:style-name="T3">یہی ہے تیرا بیٹا، کیسے اُسے سمجھاؤں</text:span><text:span text:style-name="T3"><text:line-break/></text:span><text:span text:style-name="T3">یہ سوچ کے آنکھوں سے</text:span><text:span text:style-name="T3"><text:line-break/></text:span><text:span text:style-name="T3">خون شہ نے بہایا ہے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Qasim main teri maa ko, kis tarhan say batlaon</text:span><text:span text:style-name="T2"><text:line-break/></text:span><text:span text:style-name="T2">Ye hee hay tera beta, kaisay usay samjhaon</text:span><text:span text:style-name="T2"><text:line-break/></text:span><text:span text:style-name="T2">Ye soch kay ankhon say</text:span><text:span text:style-name="T2"><text:line-break/></text:span><text:span text:style-name="T2">Khun Sheh nay bahaya hay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پوچھا جو یہ زینبؑ نے، گٹھری میں ہے کیا بھائی</text:span><text:span text:style-name="T3"><text:line-break/></text:span><text:span text:style-name="T3">سرور نے کہا رو کر، قاسم کی ہے لاش ہائے</text:span><text:span text:style-name="T3"><text:line-break/></text:span><text:span text:style-name="T3">اِس لاش کا ظالم نے</text:span><text:span text:style-name="T3"><text:line-break/></text:span><text:span text:style-name="T3">وہ حال بنایا ہے 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Poocha jo ye zainab nay, gathri main hay kiya bhai</text:span><text:span text:style-name="T2"><text:line-break/></text:span><text:span text:style-name="T2">Sarwar nay kaha roker, qasim ki hay lash haye</text:span><text:span text:style-name="T2"><text:line-break/></text:span><text:span text:style-name="T2">Is lash ka zalim nay</text:span><text:span text:style-name="T2"><text:line-break/></text:span><text:span text:style-name="T2">Wo haal banaya hay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28.8cm" fo:page-height="2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12:26.357117900</dc:date>
    <meta:editing-duration>PT45M30S</meta:editing-duration>
    <meta:editing-cycles>20</meta:editing-cycles>
    <meta:generator>LibreOffice/25.2.4.3$Windows_X86_64 LibreOffice_project/33e196637044ead23f5c3226cde09b47731f7e27</meta:generator>
    <meta:document-statistic meta:object-count="1"/>
  </office:meta>
</office:document-meta>
</file>